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7101" officeooo:paragraph-rsid="000e71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eurs :</text:p>
      <text:p text:style-name="P1"/>
      <text:p text:style-name="P1">Directeurs</text:p>
      <text:p text:style-name="P1"/>
      <text:p text:style-name="P1">Managers</text:p>
      <text:p text:style-name="P1"/>
      <text:p text:style-name="P1">Pizzaïolos</text:p>
      <text:p text:style-name="P1">Caissiers</text:p>
      <text:p text:style-name="P1">Livreurs</text:p>
      <text:p text:style-name="P1"/>
      <text:p text:style-name="P1">Clien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3:29:40.755000000</meta:creation-date>
    <meta:editing-duration>P0D</meta:editing-duration>
    <meta:editing-cycles>1</meta:editing-cycles>
    <meta:document-statistic meta:table-count="0" meta:image-count="0" meta:object-count="0" meta:page-count="1" meta:paragraph-count="7" meta:word-count="8" meta:character-count="61" meta:non-whitespace-character-count="60"/>
    <meta:generator>LibreOffice/5.2.7.2.M5$Windows_x86 LibreOffice_project/f1dd49ccf4f05b5d521ffdc647a0647a59769ab8</meta:generator>
  </office:meta>
</office:document-meta>
</file>